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Sans Book" svg:font-family="'Fira Sans Book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style:font-name="Fira Sans Book" fo:font-size="15pt" style:font-size-asian="13.1000003814697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Sans Book" svg:font-family="'Fira Sans Book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9T14:45:03.962024678</meta:creation-date>
    <dc:date>2022-07-29T14:45:34.230098355</dc:date>
    <meta:editing-duration>PT32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3.4.2$Linux_X86_64 LibreOffice_project/30$Build-2</meta:generator>
  </office:meta>
</office:document-meta>
</file>